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85mm"/>
    </style:style>
    <style:style style:name="co3" style:family="table-column">
      <style:table-column-properties fo:break-before="auto" style:column-width="4.53mm"/>
    </style:style>
    <style:style style:name="co4" style:family="table-column">
      <style:table-column-properties fo:break-before="auto" style:column-width="131.92mm"/>
    </style:style>
    <style:style style:name="co5" style:family="table-column">
      <style:table-column-properties fo:break-before="auto" style:column-width="67.84mm"/>
    </style:style>
    <style:style style:name="co6" style:family="table-column">
      <style:table-column-properties fo:break-before="auto" style:column-width="187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17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10" style:family="table-cell" style:parent-style-name="Default">
      <style:text-properties fo:color="#ce181e"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erif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ystem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4"/>
          <table:table-cell table:style-name="ce10" office:value-type="string" calcext:value-type="string">
            <text:p>Mastering Embedded Linux Programming, Chris Simmonds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d:</text:p>
          </table:table-cell>
          <table:table-cell office:value-type="string" calcext:value-type="string">
            <text:p>a system &amp; service manager</text:p>
          </table:table-cell>
          <table:table-cell table:number-columns-repeated="8"/>
          <table:table-cell office:value-type="string" calcext:value-type="string">
            <text:p>runs as PID1, starts the rest of the sys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t itself is a system daemon</text:p>
          </table:table-cell>
          <table:table-cell table:number-columns-repeated="8"/>
          <table:table-cell office:value-type="string" calcext:value-type="string">
            <text:p>a comprehensive, integrated and modular platform providing everything nedeed to bootstrap &amp; maintain an OS' system userspa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features aggressive parallelization capabiliti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uses socket &amp; D-Bus activation for starting servi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offers on-demand starting of daem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keeps track of processes using Linux control grou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upports snapshotting &amp; restoring of the system st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maintains mount &amp; automount poi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implements an elaborate transactional dependency-based service control 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upports SysV and LSB init scripts &amp; works as a replacement for sysvin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ther parts include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 logging dae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lities to control basic system configuration, like hostname, date, loca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list of 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logged-in user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running container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irtual machin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ystem account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runtime directories &amp; setting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emons to manage: 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mple network configur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etwork time synchroniz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log forwardin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ame resolution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dev:</text:p>
          </table:table-cell>
          <table:table-cell office:value-type="string" calcext:value-type="string">
            <text:p>the device manag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ysvinit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system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terfacing via D-Bu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hell-free bootu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odular C coded early boot services include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ad-Ahea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1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ocket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ocket-based Activation: inetd compatibilit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s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3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evice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4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figuration of device dependencies with udev ru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ath-based Activation (inotify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Timer-based Activ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ount handling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5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fsck handling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5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Quota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ount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wap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napshotting of system stat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XDG_RUNTIME_DIR Suppor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ptionally kills remaining processes of users logging ou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Linux Control Groups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dit record generation for started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Linux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AM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crypted hard disk handling (LUKS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" office:value-type="string" calcext:value-type="string">
            <text:p>SSL Certificate/LUKS Password handling, including Plymouth, Console, wall(1), TTY and GNOME agen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Network Loopback devic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infmt_misc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tem-wide local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sole and keyboard setu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frastructure for creating, removing, cleaning up of temporary and volatile fi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andling for /proc/sys sysct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lymouth integration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ave/restore random see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tatic loading of kernel modu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serial consol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nique Machine ID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ynamic host name and machine meta data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liable termination of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arly boot /dev/log logg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inimal kmsg-based syslog daemon for embedded us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spawning on service crash without losing connectiv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Gapless service upgrad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Graphical U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ilt-In Profiling and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stantiated servic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olicyKit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mote access/Cluster support built into client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n list all processes of a servi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n identify service of a proces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per-service CPU cgroups to even out CPU usage between them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per-user cgroup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 compatibility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 services controllable like native servic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-compatible /dev/initct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execution with full serialization of sta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teractive boot-up</text:p>
          </table:table-cell>
          <table:table-cell table:number-columns-repeated="2" table:style-name="ce2" office:value-type="string" calcext:value-type="string">
            <text:p>no[6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tainer support (as advanced chroot() replacement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ependency-based bootup</text:p>
          </table:table-cell>
          <table:table-cell table:style-name="ce2" office:value-type="string" calcext:value-type="string">
            <text:p>no[7]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isabling of services without editing fil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asking of services without editing fi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obust system shutdown within PID 1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ilt-in kexec suppor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ynamic service gene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pstream support in various other OS componen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rvice files compatible between distribution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ignal delivery to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liable termination of user sessions before shutdow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tmp/wtmp support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" office:value-type="string" calcext:value-type="string">
            <text:p>Easily writable, extensible and parseable service files, suitable for manipulation with enterprise management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OOM Adjustmen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[1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Working Directory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oot Directory (chroot())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vironment Variabl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vironment Variables from external fi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source Limit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ome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mask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ser/Group/Supplementary Group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O Scheduling Class/Prior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Nice Value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Policy/Prior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Reset on fork()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affin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Timer Slack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pabilities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cure Bits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trol Group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aking directories inacessib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aking directories read-onl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private /tm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ount inheritan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put on Console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Syslo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kmsg/dmes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arbitrary T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Kill signal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identified CPU virtualization/container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file existan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security framework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kernel command lin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Maturity</text:p>
          </table:table-cell>
          <table:table-cell table:style-name="ce2" office:value-type="string" calcext:value-type="string">
            <text:p>&gt; 15 years</text:p>
          </table:table-cell>
          <table:table-cell table:style-name="ce2" office:value-type="string" calcext:value-type="string">
            <text:p>6 years</text:p>
          </table:table-cell>
          <table:table-cell table:style-name="ce2" office:value-type="string" calcext:value-type="string">
            <text:p>1 year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pecialized professional consulting and engineering services availab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CM</text:p>
          </table:table-cell>
          <table:table-cell table:style-name="ce2" office:value-type="string" calcext:value-type="string">
            <text:p>Subversion</text:p>
          </table:table-cell>
          <table:table-cell table:style-name="ce2" office:value-type="string" calcext:value-type="string">
            <text:p>Bazaar</text:p>
          </table:table-cell>
          <table:table-cell table:style-name="ce2" office:value-type="string" calcext:value-type="string">
            <text:p>gi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pyright-assignment-free contributing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dal@labserv /dvl/systemd $ ./configu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+ exec meson bui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 Meson build 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sion: 0.4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urce dir: /dvl/system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dir: /dvl/systemd/bui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type: native bui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name: system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C compiler: cc (gcc 8.1.0 "cc (GCC) 8.1.0"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machine cpu family: x86_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machine cpu: x86_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Activated pre-commit hoo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check-compilation.sh found: YES (/dvl/systemd/tools/meson-check-compilation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build.sh found: YES (/dvl/systemd/tools/meson-build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c++ found: YES (/usr/bin/c++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C++ compiler: c++ (gcc 8.1.0 "c++ (GCC) 8.1.0"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xtra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undef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logical-op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missing-include-dir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old-style-definitio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pointer-arith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init-self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declaration-after-statement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float-equal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suggest-attribute=noretur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missing-prototype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implicit-function-declaratio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missing-declaration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return-type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incompatible-pointer-type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format=2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strict-prototype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redundant-decl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missing-noretur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implicit-fallthrough=5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shadow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ndif-label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strict-aliasing=2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write-string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overflow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date-time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nested-extern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fast-math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no-commo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diagnostics-show-optio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no-strict-aliasing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visibility=hidde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stack-protector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stack-protector-strong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-param=ssp-buffer-size=4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PIE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unused-parameter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missing-field-initializer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unused-result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format-signednes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nonnull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if "-Werror=shadow with local shadowing" compile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Linking with -Wl,-z,relro supporte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Linking with -Wl,-z,now supporte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Linking with -pie supporte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pid_t":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uid_t":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gid_t":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dev_t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ino_t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time_t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rlim_t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char16_t":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char32_t":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key_serial_t": 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struct ethtool_link_settings": 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struct fib_rule_uid_range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struct statx": 2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INET6_ADDR_GEN_MOD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N6_ADDR_GEN_MODE_STABLE_PRIVACY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VRF_TABL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MACVLAN_FLAGS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IPVLAN_FLAGS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PHYS_PORT_ID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BOND_AD_INFO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VLAN_PROTOCOL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VXLAN_REMCSUM_NOPARTIAL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VXLAN_GP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GENEVE_LABEL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tunnel.h&gt; has symbol "IFLA_VTI_REMOT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tunnel.h&gt; has symbol "IFLA_IPTUN_ENCAP_DPORT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tunnel.h&gt; has symbol "IFLA_GRE_ENCAP_DPORT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bridge.h&gt; has symbol "IFLA_BRIDGE_VLAN_INFO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BRPORT_PROXYARP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BRPORT_LEARNING_SYNC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BR_VLAN_DEFAULT_PVID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PVLAN_F_PRIVAT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neighbour.h&gt; has symbol "NDA_IFINDEX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addr.h&gt; has symbol "IFA_FLAGS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fib_rules.h&gt; has symbol "FRA_UID_RANG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loop.h&gt; has symbol "LO_FLAGS_PARTSCAN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can/vxcan.h&gt; has symbol "VXCAN_INFO_PEER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secure_getenv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__secure_getenv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memfd_creat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gettid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pivot_root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name_to_handle_at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setns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renameat2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kcmp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keyctl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copy_file_rang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bpf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statx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explicit_bzero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reallocarray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getrandom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ed found: YES (/usr/bin/se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awk found: YES (/usr/bin/awk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m4 found: YES (/usr/bin/m4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tat found: YES (/usr/bin/sta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it found: YES (/usr/bin/gi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env found: YES (/usr/bin/env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perl found: YES (/usr/bin/perl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est/test-efi-create-disk.sh found: YES (/dvl/systemd/test/test-efi-create-disk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quotaon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usr/sbin/quotaon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sbin/quotaon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quotacheck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usr/sbin/quotacheck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sbin/quotacheck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kmod found: YES (/usr/bin/kmo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kexec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usr/sbin/kexec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sbin/kexec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ulogin found: YES (/usr/bin/sulogi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mount found: YES (/usr/bin/moun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umount found: YES (/usr/bin/umoun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loadkeys found: YES (/usr/bin/loadkey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etfont found: YES (/usr/bin/setfon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perf found: YES (/usr/bin/gperf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gperf len type is size_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sys/capability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crypt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linux/btrfs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linux/memfd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linux/vm_sockets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sys/auxv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valgrind/memcheck.h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valgrind/valgrind.h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maximum system UID is 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maximum system GID is 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on.build:695: WARNING: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 local user with the configured user name "nobody" of the nobody user does not have UID 65534 (it has 99)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r build will result in an user table setup that is incompatible with the local system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on.build:714: WARNING: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 local group with the configured group name "nobody" of the nobody group does not have UID 65534 (it has 99)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r build will result in an group table setup that is incompatible with the local system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threads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rt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m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dl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crypt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und pkg-config: /usr/bin/pkg-config (1.4.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cap found: YES 2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mount found: YES 2.32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seccomp found: YES 2.3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libselinux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libapparmor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polkit-gobject-1 found: YES 0.1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acl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audit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blkid found: YES 2.32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kmod found: YES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pam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pam_misc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libmicrohttpd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cryptsetup found: YES 2.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curl found: YES 7.6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idn found: YES 1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iptc found: YES 1.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libqrencode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gcrypt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gpg-error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gnutls found: YES 3.5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dw found: YES 0.1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zlib found: YES 1.2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bz2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lzma found: YES 5.2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lz4 found: YES 1.8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xkbcommon found: YES 0.8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pcre2-8 found: YES 10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glib-2.0 found: YES 2.5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gobject-2.0 found: YES 2.5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gio-2.0 found: YES 2.5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dbus-1 found: YES 1.12.8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config.h</text:p>
          </table:table-cell>
          <table:table-cell office:value-type="string" calcext:value-type="string">
            <text:p>Configuring config.h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apply-m4.sh found: YES (/dvl/systemd/tools/meson-apply-m4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std=iso9899:2017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c++ found: YES (/usr/bin/c++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std=c++14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std=c++17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gperfs.py found: YES (/dvl/systemd/src/basic/generate-gperfs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af-list.sh found: YES (/dvl/systemd/src/basic/generate-af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arphrd-list.sh found: YES (/dvl/systemd/src/basic/generate-arphrd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cap-list.sh found: YES (/dvl/systemd/src/basic/generate-cap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errno-list.sh found: YES (/dvl/systemd/src/basic/generate-errno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socket-protocol-list.sh found: YES (/dvl/systemd/src/basic/generate-socket-protocol-list.sh)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libsystemd.pc</text:p>
          </table:table-cell>
          <table:table-cell office:value-type="string" calcext:value-type="string">
            <text:p>Configuring libsystemd.pc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audit_type-list.sh found: YES (/dvl/systemd/src/journal/generate-audit_type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ind.conf</text:p>
          </table:table-cell>
          <table:table-cell office:value-type="string" calcext:value-type="string">
            <text:p>Configuring logind.conf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1-seat.rules</text:p>
          </table:table-cell>
          <table:table-cell office:value-type="string" calcext:value-type="string">
            <text:p>Configuring 71-seat.rules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udev.pc</text:p>
          </table:table-cell>
          <table:table-cell office:value-type="string" calcext:value-type="string">
            <text:p>Configuring libudev.pc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cros.systemd</text:p>
          </table:table-cell>
          <table:table-cell office:value-type="string" calcext:value-type="string">
            <text:p>Configuring macros.systemd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ggers.systemd</text:p>
          </table:table-cell>
          <table:table-cell office:value-type="string" calcext:value-type="string">
            <text:p>Configuring triggers.systemd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.pc</text:p>
          </table:table-cell>
          <table:table-cell office:value-type="string" calcext:value-type="string">
            <text:p>Configuring systemd.pc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.conf</text:p>
          </table:table-cell>
          <table:table-cell office:value-type="string" calcext:value-type="string">
            <text:p>Configuring system.conf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g.freedesktop.systemd1.policy</text:p>
          </table:table-cell>
          <table:table-cell office:value-type="string" calcext:value-type="string">
            <text:p>Configuring org.freedesktop.systemd1.policy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keyboard-keys-list.sh found: YES (/dvl/systemd/src/udev/generate-keyboard-keys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keyboard-keys-gperf.sh found: YES (/dvl/systemd/src/udev/generate-keyboard-keys-gperf.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dev.pc</text:p>
          </table:table-cell>
          <table:table-cell office:value-type="string" calcext:value-type="string">
            <text:p>Configuring udev.pc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urnal-upload.conf</text:p>
          </table:table-cell>
          <table:table-cell office:value-type="string" calcext:value-type="string">
            <text:p>Configuring journal-upload.conf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dns_type-gperf.py found: YES (/dvl/systemd/src/resolve/generate-dns_type-gperf.p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olved.conf</text:p>
          </table:table-cell>
          <table:table-cell office:value-type="string" calcext:value-type="string">
            <text:p>Configuring resolved.conf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syncd.conf</text:p>
          </table:table-cell>
          <table:table-cell office:value-type="string" calcext:value-type="string">
            <text:p>Configuring timesyncd.conf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0-vconsole.rules</text:p>
          </table:table-cell>
          <table:table-cell office:value-type="string" calcext:value-type="string">
            <text:p>Configuring 90-vconsole.rules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/usr/include/efi/x86_64/efibind.h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/usr/include/efi/x64/efibind.h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sym-test.py found: YES (/dvl/systemd/src/test/generate-sym-test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est-systemd-tmpfiles.py found: YES (/dvl/systemd/src/test/test-systemd-tmpfiles.p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-udev-default.rules</text:p>
          </table:table-cell>
          <table:table-cell office:value-type="string" calcext:value-type="string">
            <text:p>Configuring 50-udev-default.rules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-btrfs.rules</text:p>
          </table:table-cell>
          <table:table-cell office:value-type="string" calcext:value-type="string">
            <text:p>Configuring 64-btrfs.rules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9-systemd.rules</text:p>
          </table:table-cell>
          <table:table-cell office:value-type="string" calcext:value-type="string">
            <text:p>Configuring 99-systemd.rules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rule-syntax-check.py found: YES (/dvl/systemd/test/rule-syntax-check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ysv-generator-test.py found: YES (/dvl/systemd/test/sysv-generator-test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ys-script.py found: YES (/dvl/systemd/test/sys-script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udev-test.pl found: YES (/dvl/systemd/test/udev-test.pl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hwdb-test.sh found: YES (/dvl/systemd/test/hwdb-te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dvl/systemd/tools/meson-make-symlink.sh found: YES (/dvl/systemd/tools/meson-make-symlink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coredump-vacuum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qcow2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patch-uid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dnssec-complex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ns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hostname is an unsafe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ask-password-api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dissect-image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ipcrm is an unsafe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btrfs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netlink-manual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cgroup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install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udev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nss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bus-benchmark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ipv4ll-manual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acd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inhibit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ake-directive-index.py found: YES (/dvl/systemd/tools/make-directive-index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ake-man-index.py found: YES (/dvl/systemd/tools/make-man-index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xml_helper.py found: YES (/dvl/systemd/tools/xml_helper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hwdb-update.sh found: YES (/dvl/systemd/tools/meson-hwdb-update.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bug-shell.service</text:p>
          </table:table-cell>
          <table:table-cell office:value-type="string" calcext:value-type="string">
            <text:p>Configuring debug-shel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ergency.service</text:p>
          </table:table-cell>
          <table:table-cell office:value-type="string" calcext:value-type="string">
            <text:p>Configuring emergency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t-local.service</text:p>
          </table:table-cell>
          <table:table-cell office:value-type="string" calcext:value-type="string">
            <text:p>Configuring halt-loca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rd-cleanup.service</text:p>
          </table:table-cell>
          <table:table-cell office:value-type="string" calcext:value-type="string">
            <text:p>Configuring initrd-cleanu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rd-parse-etc.service</text:p>
          </table:table-cell>
          <table:table-cell office:value-type="string" calcext:value-type="string">
            <text:p>Configuring initrd-parse-etc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rd-switch-root.service</text:p>
          </table:table-cell>
          <table:table-cell office:value-type="string" calcext:value-type="string">
            <text:p>Configuring initrd-switch-r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rd-udevadm-cleanup-db.service</text:p>
          </table:table-cell>
          <table:table-cell office:value-type="string" calcext:value-type="string">
            <text:p>Configuring initrd-udevadm-cleanup-db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mod-static-nodes.service</text:p>
          </table:table-cell>
          <table:table-cell office:value-type="string" calcext:value-type="string">
            <text:p>Configuring kmod-static-nodes.service.tmp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meson-add-wants.sh found: YES (/dvl/systemd/units/meson-add-wants.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otaon.service</text:p>
          </table:table-cell>
          <table:table-cell office:value-type="string" calcext:value-type="string">
            <text:p>Configuring quotaon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c-local.service</text:p>
          </table:table-cell>
          <table:table-cell office:value-type="string" calcext:value-type="string">
            <text:p>Configuring rc-loca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cue.service</text:p>
          </table:table-cell>
          <table:table-cell office:value-type="string" calcext:value-type="string">
            <text:p>Configuring rescu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ask-password-console.service</text:p>
          </table:table-cell>
          <table:table-cell office:value-type="string" calcext:value-type="string">
            <text:p>Configuring systemd-ask-password-consol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ask-password-wall.service</text:p>
          </table:table-cell>
          <table:table-cell office:value-type="string" calcext:value-type="string">
            <text:p>Configuring systemd-ask-password-wal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backlight@.service</text:p>
          </table:table-cell>
          <table:table-cell office:value-type="string" calcext:value-type="string">
            <text:p>Configuring systemd-backlight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binfmt.service</text:p>
          </table:table-cell>
          <table:table-cell office:value-type="string" calcext:value-type="string">
            <text:p>Configuring systemd-binfm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coredump@.service</text:p>
          </table:table-cell>
          <table:table-cell office:value-type="string" calcext:value-type="string">
            <text:p>Configuring systemd-coredump@.service.tmp using configuration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ystemd-exit.service</text:p>
          </table:table-cell>
          <table:table-cell office:value-type="string" calcext:value-type="string">
            <text:p>Configuring systemd-exi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firstboot.service</text:p>
          </table:table-cell>
          <table:table-cell office:value-type="string" calcext:value-type="string">
            <text:p>Configuring systemd-firstb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fsck-root.service</text:p>
          </table:table-cell>
          <table:table-cell office:value-type="string" calcext:value-type="string">
            <text:p>Configuring systemd-fsck-r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fsck@.service</text:p>
          </table:table-cell>
          <table:table-cell office:value-type="string" calcext:value-type="string">
            <text:p>Configuring systemd-fsck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alt.service</text:p>
          </table:table-cell>
          <table:table-cell office:value-type="string" calcext:value-type="string">
            <text:p>Configuring systemd-hal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ibernate-resume@.service</text:p>
          </table:table-cell>
          <table:table-cell office:value-type="string" calcext:value-type="string">
            <text:p>Configuring systemd-hibernate-resume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ibernate.service</text:p>
          </table:table-cell>
          <table:table-cell office:value-type="string" calcext:value-type="string">
            <text:p>Configuring systemd-hiberna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ybrid-sleep.service</text:p>
          </table:table-cell>
          <table:table-cell office:value-type="string" calcext:value-type="string">
            <text:p>Configuring systemd-hybrid-slee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suspend-then-hibernate.service</text:p>
          </table:table-cell>
          <table:table-cell office:value-type="string" calcext:value-type="string">
            <text:p>Configuring systemd-suspend-then-hiberna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ostnamed.service</text:p>
          </table:table-cell>
          <table:table-cell office:value-type="string" calcext:value-type="string">
            <text:p>Configuring systemd-hostnam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wdb-update.service</text:p>
          </table:table-cell>
          <table:table-cell office:value-type="string" calcext:value-type="string">
            <text:p>Configuring systemd-hwdb-upda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importd.service</text:p>
          </table:table-cell>
          <table:table-cell office:value-type="string" calcext:value-type="string">
            <text:p>Configuring systemd-import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initctl.service</text:p>
          </table:table-cell>
          <table:table-cell office:value-type="string" calcext:value-type="string">
            <text:p>Configuring systemd-initct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catalog-update.service</text:p>
          </table:table-cell>
          <table:table-cell office:value-type="string" calcext:value-type="string">
            <text:p>Configuring systemd-journal-catalog-upda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flush.service</text:p>
          </table:table-cell>
          <table:table-cell office:value-type="string" calcext:value-type="string">
            <text:p>Configuring systemd-journal-flush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gatewayd.service</text:p>
          </table:table-cell>
          <table:table-cell office:value-type="string" calcext:value-type="string">
            <text:p>Configuring systemd-journal-gateway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remote.service.</text:p>
          </table:table-cell>
          <table:table-cell office:value-type="string" calcext:value-type="string">
            <text:p>Configuring systemd-journal-remo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upload.service</text:p>
          </table:table-cell>
          <table:table-cell office:value-type="string" calcext:value-type="string">
            <text:p>Configuring systemd-journal-uploa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d.service</text:p>
          </table:table-cell>
          <table:table-cell office:value-type="string" calcext:value-type="string">
            <text:p>Configuring systemd-journal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kexec.service</text:p>
          </table:table-cell>
          <table:table-cell office:value-type="string" calcext:value-type="string">
            <text:p>Configuring systemd-kexec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localed.service</text:p>
          </table:table-cell>
          <table:table-cell office:value-type="string" calcext:value-type="string">
            <text:p>Configuring systemd-local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logind.service</text:p>
          </table:table-cell>
          <table:table-cell office:value-type="string" calcext:value-type="string">
            <text:p>Configuring systemd-login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machine-id-commit.service</text:p>
          </table:table-cell>
          <table:table-cell office:value-type="string" calcext:value-type="string">
            <text:p>Configuring systemd-machine-id-commi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machined.service</text:p>
          </table:table-cell>
          <table:table-cell office:value-type="string" calcext:value-type="string">
            <text:p>Configuring systemd-machin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modules-load.service</text:p>
          </table:table-cell>
          <table:table-cell office:value-type="string" calcext:value-type="string">
            <text:p>Configuring systemd-modules-loa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networkd.service</text:p>
          </table:table-cell>
          <table:table-cell office:value-type="string" calcext:value-type="string">
            <text:p>Configuring systemd-network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networkd-wait-online.service</text:p>
          </table:table-cell>
          <table:table-cell office:value-type="string" calcext:value-type="string">
            <text:p>Configuring systemd-networkd-wait-onlin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nspawn@.service</text:p>
          </table:table-cell>
          <table:table-cell office:value-type="string" calcext:value-type="string">
            <text:p>Configuring systemd-nspawn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portabled.service</text:p>
          </table:table-cell>
          <table:table-cell office:value-type="string" calcext:value-type="string">
            <text:p>Configuring systemd-portabl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poweroff.service</text:p>
          </table:table-cell>
          <table:table-cell office:value-type="string" calcext:value-type="string">
            <text:p>Configuring systemd-poweroff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quotacheck.service</text:p>
          </table:table-cell>
          <table:table-cell office:value-type="string" calcext:value-type="string">
            <text:p>Configuring systemd-quotacheck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andom-seed.service</text:p>
          </table:table-cell>
          <table:table-cell office:value-type="string" calcext:value-type="string">
            <text:p>Configuring systemd-random-se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eboot.service</text:p>
          </table:table-cell>
          <table:table-cell office:value-type="string" calcext:value-type="string">
            <text:p>Configuring systemd-reb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emount-fs.service</text:p>
          </table:table-cell>
          <table:table-cell office:value-type="string" calcext:value-type="string">
            <text:p>Configuring systemd-remount-fs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esolved.service</text:p>
          </table:table-cell>
          <table:table-cell office:value-type="string" calcext:value-type="string">
            <text:p>Configuring systemd-resolv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fkill.service</text:p>
          </table:table-cell>
          <table:table-cell office:value-type="string" calcext:value-type="string">
            <text:p>Configuring systemd-rfkil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suspend.service</text:p>
          </table:table-cell>
          <table:table-cell office:value-type="string" calcext:value-type="string">
            <text:p>Configuring systemd-suspen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sysctl.service</text:p>
          </table:table-cell>
          <table:table-cell office:value-type="string" calcext:value-type="string">
            <text:p>Configuring systemd-sysct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sysusers.service</text:p>
          </table:table-cell>
          <table:table-cell office:value-type="string" calcext:value-type="string">
            <text:p>Configuring systemd-sysusers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timedated.service</text:p>
          </table:table-cell>
          <table:table-cell office:value-type="string" calcext:value-type="string">
            <text:p>Configuring systemd-timedat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timesyncd.service</text:p>
          </table:table-cell>
          <table:table-cell office:value-type="string" calcext:value-type="string">
            <text:p>Configuring systemd-timesync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time-wait-sync.service</text:p>
          </table:table-cell>
          <table:table-cell office:value-type="string" calcext:value-type="string">
            <text:p>Configuring systemd-time-wait-sync.service.tmp using configuration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ystemd-tmpfiles-clean.service</text:p>
          </table:table-cell>
          <table:table-cell office:value-type="string" calcext:value-type="string">
            <text:p>Configuring systemd-tmpfiles-clean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tmpfiles-setup-dev.service</text:p>
          </table:table-cell>
          <table:table-cell office:value-type="string" calcext:value-type="string">
            <text:p>Configuring systemd-tmpfiles-setup-dev.service.tmp using configuration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ystemd-tmpfiles-setup.service</text:p>
          </table:table-cell>
          <table:table-cell office:value-type="string" calcext:value-type="string">
            <text:p>Configuring systemd-tmpfiles-setu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dev-settle.service</text:p>
          </table:table-cell>
          <table:table-cell office:value-type="string" calcext:value-type="string">
            <text:p>Configuring systemd-udev-settl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dev-trigger.service</text:p>
          </table:table-cell>
          <table:table-cell office:value-type="string" calcext:value-type="string">
            <text:p>Configuring systemd-udev-trigger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devd.service</text:p>
          </table:table-cell>
          <table:table-cell office:value-type="string" calcext:value-type="string">
            <text:p>Configuring systemd-udev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pdate-done.service</text:p>
          </table:table-cell>
          <table:table-cell office:value-type="string" calcext:value-type="string">
            <text:p>Configuring systemd-update-don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pdate-utmp-runlevel.service</text:p>
          </table:table-cell>
          <table:table-cell office:value-type="string" calcext:value-type="string">
            <text:p>Configuring systemd-update-utmp-runleve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pdate-utmp.service</text:p>
          </table:table-cell>
          <table:table-cell office:value-type="string" calcext:value-type="string">
            <text:p>Configuring systemd-update-utm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ser-sessions.service</text:p>
          </table:table-cell>
          <table:table-cell office:value-type="string" calcext:value-type="string">
            <text:p>Configuring systemd-user-sessions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vconsole-setup.service</text:p>
          </table:table-cell>
          <table:table-cell office:value-type="string" calcext:value-type="string">
            <text:p>Configuring systemd-vconsole-setu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volatile-root.service</text:p>
          </table:table-cell>
          <table:table-cell office:value-type="string" calcext:value-type="string">
            <text:p>Configuring systemd-volatile-r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-runtime-dir@.service</text:p>
          </table:table-cell>
          <table:table-cell office:value-type="string" calcext:value-type="string">
            <text:p>Configuring user-runtime-dir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@.service</text:p>
          </table:table-cell>
          <table:table-cell office:value-type="string" calcext:value-type="string">
            <text:p>Configuring user@.service.tmp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dvl/systemd/tools/meson-make-symlink.sh found: YES (/dvl/systemd/tools/meson-make-symlink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figuring systemd-exit.service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figuring systemd-tmpfiles-clean.service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figuring systemd-tmpfiles-setup.service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-coredump.conf</text:p>
          </table:table-cell>
          <table:table-cell office:value-type="string" calcext:value-type="string">
            <text:p>Configuring 50-coredump.conf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.conf</text:p>
          </table:table-cell>
          <table:table-cell office:value-type="string" calcext:value-type="string">
            <text:p>Configuring basic.conf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parse_hwdb.py found: YES (/dvl/systemd/hwdb/parse_hwdb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xsltproc found: YES (/usr/bin/xsltpro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stom-entities.ent</text:p>
          </table:table-cell>
          <table:table-cell office:value-type="string" calcext:value-type="string">
            <text:p>Configuring custom-entities.ent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journal-remote.conf.5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journal-upload.conf.5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systemd-journal-gatewayd.service.8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systemd-journal-remote.service.8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systemd-journal-upload.service.8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python-lxml not available, not making man page indic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bash-completion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bash completions: /usr/share/bash-completion/comple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ctl</text:p>
          </table:table-cell>
          <table:table-cell office:value-type="string" calcext:value-type="string">
            <text:p>Configuring systemctl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zsh completions: /usr/share/zsh/site-fun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systemctl</text:p>
          </table:table-cell>
          <table:table-cell office:value-type="string" calcext:value-type="string">
            <text:p>Configuring _systemctl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string" calcext:value-type="string">
            <text:p>Configuring README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string" calcext:value-type="string">
            <text:p>Configuring README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check-help.sh found: YES (/dvl/systemd/tools/meson-check-help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address sanitizer supporte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Not compiling fuzz-dns-packet:address because slow-tests is set to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Not compiling fuzz-unit-file:address because slow-tests is set to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git-contrib.sh found: YES (/dvl/systemd/tools/meson-git-contrib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check-api-docs.sh found: YES (/dvl/systemd/tools/meson-check-api-docs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ystemd 2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plit /usr: <text:s text:c="23"/>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plit bin-sbin: <text:s text:c="19"/>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prefix directory: <text:s text:c="17"/>/us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rootprefix directory: <text:s text:c="13"/>/us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ysconf directory: <text:s text:c="16"/>/et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include directory: <text:s text:c="16"/>/usr/includ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lib directory: <text:s text:c="20"/>/usr/li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rootlib directory: <text:s text:c="16"/>/usr/li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ysV init scripts: <text:s text:c="16"/>/etc/init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ysV rc?.d directories: <text:s text:c="11"/>/etc/rc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PAM modules directory: <text:s text:c="12"/>/usr/lib/secu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PAM configuration directory: <text:s text:c="6"/>/etc/pam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RPM macros directory: <text:s text:c="13"/>/usr/lib/rpm/macros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odprobe.d directory: <text:s text:c="13"/>/usr/lib/modprobe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-Bus policy directory: <text:s text:c="11"/>/usr/share/dbus-1/system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-Bus session directory: <text:s text:c="10"/>/usr/share/dbus-1/servic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-Bus system directory: <text:s text:c="11"/>/usr/share/dbus-1/system-servic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bash completions directory: <text:s text:c="7"/>/usr/share/bash-completion/completi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zsh completions directory: <text:s text:c="8"/>/usr/share/zsh/site-functi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extra start script: <text:s text:c="15"/>/etc/rc.loc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extra stop script: <text:s text:c="16"/>/usr/sbin/halt.loc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ebug shell: <text:s text:c="22"/>/bin/sh @ /dev/tty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TTY GID: <text:s text:c="26"/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users GID: <text:s text:c="24"/>-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aximum system UID: <text:s text:c="15"/>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aximum system GID: <text:s text:c="15"/>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inimum dynamic UID: <text:s text:c="14"/>611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aximum dynamic UID: <text:s text:c="14"/>655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inimum container UID base: <text:s text:c="7"/>5242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aximum container UID base: <text:s text:c="7"/>18789826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/dev/kvm access mode: <text:s text:c="13"/>06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render group access mode: <text:s text:c="9"/>06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certificate root directory: <text:s text:c="7"/>/etc/ss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upport URL: <text:s text:c="22"/>https://lists.freedesktop.org/mailman/listinfo/systemd-dev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nobody user name: <text:s text:c="17"/>nobod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nobody group name: <text:s text:c="16"/>nobod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fallback hostname: <text:s text:c="16"/>local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ymbolic gateway hostnames: <text:s text:c="7"/>_gatew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efault DNSSEC mode: <text:s text:c="14"/>allow-downgrade</text:p>
          </table:table-cell>
          <table:table-cell office:value-type="string" calcext:value-type="string">
            <text:p>AUD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default cgroup hierarchy: <text:s text:c="9"/>hybrid</text:p>
          </table:table-cell>
          <table:table-cell office:value-type="string" calcext:value-type="string">
            <text:p>AppArm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default KillUserProcesses setting: true</text:p>
          </table:table-cell>
          <table:table-cell office:value-type="string" calcext:value-type="string">
            <text:p>SELin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default DNS servers: <text:s text:c="14"/>8.8.8.8</text:p>
          </table:table-cell>
          <table:table-cell office:value-type="string" calcext:value-type="string">
            <text:p>qrenco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8.8.4.4</text:p>
          </table:table-cell>
          <table:table-cell office:value-type="string" calcext:value-type="string">
            <text:p>microhttp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2001:4860:4860::8888</text:p>
          </table:table-cell>
          <table:table-cell office:value-type="string" calcext:value-type="string">
            <text:p>libidn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2001:4860:4860::8844</text:p>
          </table:table-cell>
          <table:table-cell office:value-type="string" calcext:value-type="string">
            <text:p>egacy pk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default NTP servers: <text:s text:c="14"/>time1.google.com</text:p>
          </table:table-cell>
          <table:table-cell office:value-type="string" calcext:value-type="string">
            <text:p>gnu-ef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time2.google.com</text:p>
          </table:table-cell>
          <table:table-cell office:value-type="string" calcext:value-type="string">
            <text:p>html pag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time3.google.com</text:p>
          </table:table-cell>
          <table:table-cell office:value-type="string" calcext:value-type="string">
            <text:p>man page indic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time4.google.com</text:p>
          </table:table-cell>
          <table:table-cell office:value-type="string" calcext:value-type="string">
            <text:p>debug hashma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time epoch: <text:s text:c="23"/>1528141552 (2018-06-04T19:45:52+00:00)</text:p>
          </table:table-cell>
          <table:table-cell office:value-type="string" calcext:value-type="string">
            <text:p>debug mmap cach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efi arch: <text:s text:c="25"/>x86_64</text:p>
          </table:table-cell>
          <table:table-cell office:value-type="string" calcext:value-type="string">
            <text:p>valgri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enabled features: libcryptsetup, PAM, IMA, SECCOMP, SMACK, zlib, xz, lz4, bzip2, ACL, gcrypt, gnutls, libcurl, idn, libidn, nss-systemd, libiptc, elfutils, binfmt, vconsole, quotacheck, tmpfiles, environment.d, sysusers, firstboot, randomseed, backlight, rfkill, logind, machined, portabled, importd, hostnamed, timedated, timesyncd, localed, networkd, resolve, coredump, polkit, efi, kmod, xkbcommon, pcre2, blkid, dbus, glib, nss-myhostname, hwdb, tpm, man pages, SysV compat, utmp, ldconfig, hibernate, adm group, wheel group, gshad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isabled features: AUDIT, AppArmor, SELinux, qrencode, microhttpd, libidn2, legacy pkla, gnu-efi, html pages, man page indices, debug hashmap, debug mmap cache, valgri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targets in project: 14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und ninja-1.8.2 at /usr/bin/ninja</text:p>
          </table:table-cell>
          <table:table-cell office:value-type="string" calcext:value-type="string">
            <text:p>libcryptsetup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fkill</text:p>
          </table:table-cell>
          <table:table-cell office:value-type="string" calcext:value-type="string">
            <text:p>gl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M</text:p>
          </table:table-cell>
          <table:table-cell office:value-type="string" calcext:value-type="string">
            <text:p>libidn</text:p>
          </table:table-cell>
          <table:table-cell office:value-type="string" calcext:value-type="string">
            <text:p>logind</text:p>
          </table:table-cell>
          <table:table-cell office:value-type="string" calcext:value-type="string">
            <text:p>nss-myhostn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A</text:p>
          </table:table-cell>
          <table:table-cell office:value-type="string" calcext:value-type="string">
            <text:p>nss-systemd</text:p>
          </table:table-cell>
          <table:table-cell office:value-type="string" calcext:value-type="string">
            <text:p>machined</text:p>
          </table:table-cell>
          <table:table-cell office:value-type="string" calcext:value-type="string">
            <text:p>hwd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COMP</text:p>
          </table:table-cell>
          <table:table-cell office:value-type="string" calcext:value-type="string">
            <text:p>libiptc</text:p>
          </table:table-cell>
          <table:table-cell office:value-type="string" calcext:value-type="string">
            <text:p>portabled</text:p>
          </table:table-cell>
          <table:table-cell office:value-type="string" calcext:value-type="string">
            <text:p>tp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CK</text:p>
          </table:table-cell>
          <table:table-cell office:value-type="string" calcext:value-type="string">
            <text:p>elfutils</text:p>
          </table:table-cell>
          <table:table-cell office:value-type="string" calcext:value-type="string">
            <text:p>importd</text:p>
          </table:table-cell>
          <table:table-cell office:value-type="string" calcext:value-type="string">
            <text:p>man p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lib</text:p>
          </table:table-cell>
          <table:table-cell office:value-type="string" calcext:value-type="string">
            <text:p>binfmt</text:p>
          </table:table-cell>
          <table:table-cell office:value-type="string" calcext:value-type="string">
            <text:p>hostnamed</text:p>
          </table:table-cell>
          <table:table-cell office:value-type="string" calcext:value-type="string">
            <text:p>SysV comp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z</text:p>
          </table:table-cell>
          <table:table-cell office:value-type="string" calcext:value-type="string">
            <text:p>vconsole</text:p>
          </table:table-cell>
          <table:table-cell office:value-type="string" calcext:value-type="string">
            <text:p>timedated</text:p>
          </table:table-cell>
          <table:table-cell office:value-type="string" calcext:value-type="string">
            <text:p>utm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z4</text:p>
          </table:table-cell>
          <table:table-cell office:value-type="string" calcext:value-type="string">
            <text:p>quotacheck</text:p>
          </table:table-cell>
          <table:table-cell office:value-type="string" calcext:value-type="string">
            <text:p>timesyncd</text:p>
          </table:table-cell>
          <table:table-cell office:value-type="string" calcext:value-type="string">
            <text:p>ld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zip2</text:p>
          </table:table-cell>
          <table:table-cell office:value-type="string" calcext:value-type="string">
            <text:p>tmpfiles</text:p>
          </table:table-cell>
          <table:table-cell office:value-type="string" calcext:value-type="string">
            <text:p>localed</text:p>
          </table:table-cell>
          <table:table-cell office:value-type="string" calcext:value-type="string">
            <text:p>hibern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L</text:p>
          </table:table-cell>
          <table:table-cell office:value-type="string" calcext:value-type="string">
            <text:p>environment.d</text:p>
          </table:table-cell>
          <table:table-cell office:value-type="string" calcext:value-type="string">
            <text:p>networkd</text:p>
          </table:table-cell>
          <table:table-cell office:value-type="string" calcext:value-type="string">
            <text:p>adm gro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crypt</text:p>
          </table:table-cell>
          <table:table-cell/>
          <table:table-cell office:value-type="string" calcext:value-type="string">
            <text:p>resolve</text:p>
          </table:table-cell>
          <table:table-cell office:value-type="string" calcext:value-type="string">
            <text:p>wheel gro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utls</text:p>
          </table:table-cell>
          <table:table-cell office:value-type="string" calcext:value-type="string">
            <text:p>sysusers</text:p>
          </table:table-cell>
          <table:table-cell office:value-type="string" calcext:value-type="string">
            <text:p>coredump</text:p>
          </table:table-cell>
          <table:table-cell office:value-type="string" calcext:value-type="string">
            <text:p>gshad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curl</text:p>
          </table:table-cell>
          <table:table-cell office:value-type="string" calcext:value-type="string">
            <text:p>firstboot</text:p>
          </table:table-cell>
          <table:table-cell office:value-type="string" calcext:value-type="string">
            <text:p>polki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ndomseed</text:p>
          </table:table-cell>
          <table:table-cell office:value-type="string" calcext:value-type="string">
            <text:p>ef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cklight</text:p>
          </table:table-cell>
          <table:table-cell office:value-type="string" calcext:value-type="string">
            <text:p>kmo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kbcomm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cre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lki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bus</text:p>
          </table:table-cell>
          <table:table-cell/>
        </table:table-row>
      </table:table>
      <table:table table:name="requirements" table:style-name="ta1"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" table:number-columns-repeated="1019" table:default-cell-style-name="ce4"/>
        <table:table-row table:style-name="ro3">
          <table:table-cell table:style-name="ce3" office:value-type="string" calcext:value-type="string">
            <text:p>Kernel Config Options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DEVTMP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GROUPS</text:p>
          </table:table-cell>
          <table:table-cell table:style-name="ce3" table:number-columns-repeated="2"/>
          <table:table-cell table:style-name="ce3" office:value-type="string" calcext:value-type="string">
            <text:p>it is OK to disable all controllers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INOTIFY_USER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IGNALFD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TIMERFD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EPOLL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NET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YS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PROC_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FHANDLE</text:p>
          </table:table-cell>
          <table:table-cell table:style-name="ce3" table:number-columns-repeated="2"/>
          <table:table-cell table:style-name="ce3" office:value-type="string" calcext:value-type="string">
            <text:p>libudev, mount and bind mount handling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Kernel crypto/hash API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CRYPTO_USER_API_HASH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RYPTO_HMAC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RYPTO_SHA256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YSFS_DEPRECATED=n</text:p>
          </table:table-cell>
          <table:table-cell table:style-name="ce3" table:number-columns-repeated="2"/>
          <table:table-cell table:style-name="ce3" office:value-type="string" calcext:value-type="string">
            <text:p>udev will fail to work with the legacy sysfs layout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UEVENT_HELPER_PATH=""</text:p>
          </table:table-cell>
          <table:table-cell table:style-name="ce3" table:number-columns-repeated="2"/>
          <table:table-cell table:style-name="ce3" office:value-type="string" calcext:value-type="string">
            <text:p>Legacy hotplug slows down the system and confuses udev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FW_LOADER_USER_HELPER=n</text:p>
          </table:table-cell>
          <table:table-cell table:style-name="ce3" table:number-columns-repeated="2"/>
          <table:table-cell table:style-name="ce3" office:value-type="string" calcext:value-type="string">
            <text:p>Userspace firmware loading is not supported and should be disabled in the kernel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DMIID</text:p>
          </table:table-cell>
          <table:table-cell table:style-name="ce3" table:number-columns-repeated="2"/>
          <table:table-cell table:style-name="ce3" office:value-type="string" calcext:value-type="string">
            <text:p>Some udev rules and virtualization detection relies on it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BLK_DEV_BSG</text:p>
          </table:table-cell>
          <table:table-cell table:style-name="ce3" table:number-columns-repeated="2"/>
          <table:table-cell table:style-name="ce3" office:value-type="string" calcext:value-type="string">
            <text:p>Support for some SCSI devices serial number retrieval, to create additional symlinks in /dev/disk/ and /dev/tape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NET_NS</text:p>
          </table:table-cell>
          <table:table-cell table:style-name="ce3" table:number-columns-repeated="2"/>
          <table:table-cell table:style-name="ce3" office:value-type="string" calcext:value-type="string">
            <text:p>Required for PrivateNetwork= in service units:</text:p>
          </table:table-cell>
          <table:table-cell table:style-name="ce3"/>
          <table:table-cell table:number-columns-repeated="1018"/>
        </table:table-row>
        <table:table-row table:style-name="ro3">
          <table:table-cell table:number-columns-repeated="4"/>
          <table:table-cell table:style-name="ce3" office:value-type="string" calcext:value-type="string">
            <text:p>Note that systemd-localed.service and other systemd units use PrivateNetwork so this is effectively required.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USER_NS</text:p>
          </table:table-cell>
          <table:table-cell table:style-name="ce3" table:number-columns-repeated="2"/>
          <table:table-cell table:style-name="ce3" office:value-type="string" calcext:value-type="string">
            <text:p>Required for PrivateUsers= in service units: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Optional but strongly recommended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IPV6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AUTOFS4_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TMPFS_XATTR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{TMPFS,EXT4_FS,XFS,BTRFS_FS,...}_POSIX_ACL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SECCOMP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SECCOMP_FILTER</text:p>
          </table:table-cell>
          <table:table-cell table:style-name="ce5" table:number-columns-repeated="2"/>
          <table:table-cell table:style-name="ce5" office:value-type="string" calcext:value-type="string">
            <text:p>required for seccomp support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CONFIG_CHECKPOINT_RESTORE</text:p>
          </table:table-cell>
          <table:table-cell table:style-name="ce5" table:number-columns-repeated="2"/>
          <table:table-cell table:style-name="ce5" office:value-type="string" calcext:value-type="string">
            <text:p>for the kcmp() syscall</text:p>
          </table:table-cell>
          <table:table-cell table:style-name="ce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CPUShares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GROUP_SCHED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FAIR_GROUP_SCHED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CPUQuota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FS_BANDWIDTH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IPAddressDeny= and IPAddressAllow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GROUP_BPF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For UEFI systems: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EFIVAR_FS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EFI_PARTITION</text:p>
          </table:table-cell>
          <table:table-cell table:style-name="ce5" table:number-columns-repeated="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CONFIG_RT_GROUP_SCHED=n</text:p>
          </table:table-cell>
          <table:table-cell table:style-name="ce5" table:number-columns-repeated="2"/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glibc</text:p>
          </table:table-cell>
          <table:table-cell table:style-name="ce5"/>
          <table:table-cell table:style-name="ce5" office:value-type="string" calcext:value-type="string">
            <text:p>&gt;= 2.16</text:p>
          </table:table-cell>
          <table:table-cell table:style-name="Default"/>
          <table:table-cell table:style-name="ce5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libcap</text:p>
          </table:table-cell>
          <table:table-cell table:style-name="ce5"/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libmount</text:p>
          </table:table-cell>
          <table:table-cell table:style-name="ce5"/>
          <table:table-cell table:style-name="ce5" office:value-type="string" calcext:value-type="string">
            <text:p>&gt;= 2.30 (from util-linux)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8"/>
          <table:table-cell/>
          <table:table-cell table:style-name="ce5" office:value-type="string" calcext:value-type="string">
            <text:p>util-linux *must* be built without --enable-libmount-support-mtab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6" office:value-type="string" calcext:value-type="string">
            <text:p>libseccomp</text:p>
          </table:table-cell>
          <table:table-cell/>
          <table:table-cell table:style-name="ce5" office:value-type="string" calcext:value-type="string">
            <text:p>&gt;= 2.3.1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6" office:value-type="string" calcext:value-type="string">
            <text:p>libblkid</text:p>
          </table:table-cell>
          <table:table-cell/>
          <table:table-cell table:style-name="ce5" office:value-type="string" calcext:value-type="string">
            <text:p>&gt;= 2.24 (from util-linux)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7" office:value-type="string" calcext:value-type="string">
            <text:p>libkmod</text:p>
          </table:table-cell>
          <table:table-cell/>
          <table:table-cell table:style-name="ce2" office:value-type="string" calcext:value-type="string">
            <text:p>&gt;= 1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7" office:value-type="string" calcext:value-type="string">
            <text:p>PAM</text:p>
          </table:table-cell>
          <table:table-cell/>
          <table:table-cell table:style-name="ce2" office:value-type="string" calcext:value-type="string">
            <text:p>&gt;= 1.1.2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2" office:value-type="string" calcext:value-type="string">
            <text:p>libcryptsetup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audi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acl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selinux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lzma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lz4</text:p>
          </table:table-cell>
          <table:table-cell/>
          <table:table-cell table:style-name="ce2" office:value-type="string" calcext:value-type="string">
            <text:p>&gt;= 119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ibgcryp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qrencode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microhttpd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python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idn2</text:p>
          </table:table-cell>
          <table:table-cell table:style-name="ce2" office:value-type="string" calcext:value-type="string">
            <text:p>or libid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lfutils</text:p>
          </table:table-cell>
          <table:table-cell table:style-name="Default"/>
          <table:table-cell table:style-name="ce2" office:value-type="string" calcext:value-type="string">
            <text:p>&gt;= 158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olki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pkg-config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gperf</text:p>
          </table:table-cell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sybox init + mdev</text:p>
          </table:table-cell>
        </table:table-row>
      </table:table>
      <table:table table:name="sysvinit" table:style-name="ta1">
        <table:table-column table:style-name="co1" table:default-cell-style-name="Default"/>
        <table:table-row table:style-name="ro1">
          <table:table-cell/>
        </table:table-row>
      </table:table>
      <table:table table:name="upstar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 style:data-style-name="N2" text:time-value="21:06:31.590538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3:50:54.725938392</meta:creation-date>
    <meta:generator>LibreOffice/5.4.6.2$Linux_X86_64 LibreOffice_project/40m0$Build-2</meta:generator>
    <dc:date>2018-06-05T23:18:47.394866143</dc:date>
    <meta:editing-duration>PT13H48M34S</meta:editing-duration>
    <meta:editing-cycles>148</meta:editing-cycles>
    <meta:document-statistic meta:table-count="6" meta:cell-count="1143" meta:object-count="0"/>
  </office:meta>
</office:document-meta>
</file>